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I Wanna Be the Guy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There is a game called "I Wanna Be the Guy", consisting of <text:span text:style-name="T2">n</text:span> levels. Little X and his friend Little Y are addicted to the game. Each of them wants to pass the whole game.</text:p>
      <text:p text:style-name="P7">Little X can pass only <text:span text:style-name="T2">p</text:span> levels of the game. And Little Y can pass only <text:span text:style-name="T2">q</text:span> levels of the game. You are given the indices of levels Little X can pass and the indices of levels Little Y can pass. Will Little X and Little Y pass the whole game, if they cooperate each other?</text:p>
      <text:p text:style-name="P9">Input</text:p>
      <text:p text:style-name="P7">The first line contains a single integer <text:span text:style-name="T2">n</text:span> (<text:span text:style-name="T1">1 ≤  </text:span><text:span text:style-name="T2">n</text:span><text:span text:style-name="T1"> ≤ 100</text:span>).</text:p>
      <text:p text:style-name="P7">The next line contains an integer <text:span text:style-name="T2">p</text:span> <text:span text:style-name="T1">(0 ≤ </text:span><text:span text:style-name="T2">p</text:span><text:span text:style-name="T1"> ≤ </text:span><text:span text:style-name="T2">n</text:span><text:span text:style-name="T1">)</text:span> at first, then follows <text:span text:style-name="T2">p</text:span> distinct integers <text:span text:style-name="T2">a</text:span><text:span text:style-name="T3">1</text:span><text:span text:style-name="T1">, </text:span><text:span text:style-name="T2">a</text:span><text:span text:style-name="T3">2</text:span><text:span text:style-name="T1">, ..., </text:span><text:span text:style-name="T2">a</text:span><text:span text:style-name="T4">p</text:span> <text:span text:style-name="T1">(1 ≤ </text:span><text:span text:style-name="T2">a</text:span><text:span text:style-name="T4">i</text:span><text:span text:style-name="T1"> ≤ </text:span><text:span text:style-name="T2">n</text:span><text:span text:style-name="T1">)</text:span>. These integers denote the indices of levels Little X can pass. The next line contains the levels Little Y can pass in the same format. It's assumed that levels are numbered from 1 to <text:span text:style-name="T2">n</text:span>.</text:p>
      <text:p text:style-name="P9">Output</text:p>
      <text:p text:style-name="P7">If they can pass all the levels, print "<text:span text:style-name="T5">I become the guy.</text:span>". If it's impossible, print "<text:span text:style-name="T5">Oh, my keyboard!</text:span>" (without the quotes).</text:p>
      <text:p text:style-name="P8">Examples</text:p>
      <text:p text:style-name="P10">input</text:p>
      <text:section text:style-name="Sect1" text:name="id007955318074108697">
        <text:p text:style-name="P11">Copy</text:p>
      </text:section>
      <text:p text:style-name="P1"><text:bookmark text:name="id0025234245518256326"/>4</text:p>
      <text:p text:style-name="P2">3 1 2 3</text:p>
      <text:p text:style-name="P2">2 2 4</text:p>
      <text:p text:style-name="P10">output</text:p>
      <text:section text:style-name="Sect1" text:name="id0044367467622697854">
        <text:p text:style-name="P11">Copy</text:p>
      </text:section>
      <text:p text:style-name="P1"><text:bookmark text:name="id002892108863298348"/>I become the guy.</text:p>
      <text:p text:style-name="P10">input</text:p>
      <text:section text:style-name="Sect1" text:name="id004752069557198981">
        <text:p text:style-name="P11">Copy</text:p>
      </text:section>
      <text:p text:style-name="P1"><text:bookmark text:name="id008393685731531833"/>4</text:p>
      <text:p text:style-name="P2">3 1 2 3</text:p>
      <text:p text:style-name="P2">2 2 3</text:p>
      <text:p text:style-name="P10">output</text:p>
      <text:section text:style-name="Sect1" text:name="id0047937663988666745">
        <text:p text:style-name="P11">Copy</text:p>
      </text:section>
      <text:p text:style-name="P1"><text:bookmark text:name="id007050309308020666"/>Oh, my keyboard!</text:p>
      <text:p text:style-name="P9">Note</text:p>
      <text:p text:style-name="P7">In the first sample, Little X can pass levels [1 2 3], and Little Y can pass level [2 4], so they can pass all the levels both.</text:p>
      <text:p text:style-name="P7">In the second sample, no one can pass level 4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13:50:25.894000000</dc:date>
    <meta:editing-duration>PT8S</meta:editing-duration>
    <meta:editing-cycles>1</meta:editing-cycles>
    <meta:document-statistic meta:table-count="0" meta:image-count="0" meta:object-count="0" meta:page-count="1" meta:paragraph-count="36" meta:word-count="286" meta:character-count="1345" meta:non-whitespace-character-count="1094"/>
    <meta:generator>LibreOffice/7.2.2.2$Windows_X86_64 LibreOffice_project/02b2acce88a210515b4a5bb2e46cbfb63fe97d56</meta:generator>
  </office:meta>
</office:document-meta>
</file>